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usr/bin/env bash</text:p>
      <text:p text:style-name="P3"/>
      <text:p text:style-name="P1"># Check for root access</text:p>
      <text:p text:style-name="P1">if [ "$EUID" -ne 0 ]</text:p>
      <text:p text:style-name="P1">then</text:p>
      <text:p text:style-name="P2"><text:s text:c="4"/><text:span text:style-name="T1">echo "Please run this script with sudo"</text:span></text:p>
      <text:p text:style-name="P2"><text:s text:c="4"/><text:span text:style-name="T1">exit</text:span></text:p>
      <text:p text:style-name="P1">fi</text:p>
      <text:p text:style-name="P3"/>
      <text:p text:style-name="P1"># Check for or create sysadmin research directory</text:p>
      <text:p text:style-name="P1">[ ! -d /home/sysadmin/research ] &amp;&amp; mkdir /home/sysadmin/research</text:p>
      <text:p text:style-name="P1">echo "created ~/research directory"</text:p>
      <text:p text:style-name="P3"/>
      <text:p text:style-name="P1"># Copy files from instructor archive user to sysadmin research directory</text:p>
      <text:p text:style-name="P1">cp -R /home/instructor/Documents/research/* /home/sysadmin/research</text:p>
      <text:p text:style-name="P1">echo "copied needed files to ~/research"</text:p>
      <text:p text:style-name="P3"/>
      <text:p text:style-name="P1"># Correct ownership and permissions on the sysadmin research directory</text:p>
      <text:p text:style-name="P1">chown -R sysadmin:sysadmin /home/sysadmin/research/</text:p>
      <text:p text:style-name="P1">chmod -R 0744 /home/sysadmin/research/</text:p>
      <text:p text:style-name="P1">echo "set owner and permissions"</text:p>
      <text:p text:style-name="P3"/>
      <text:p text:style-name="P1"># Copy over the motd file</text:p>
      <text:p text:style-name="P1">cp /home/instructor/research/motd /etc/</text:p>
      <text:p text:style-name="P3"/>
      <text:p text:style-name="P1"># Install needed packages </text:p>
      <text:p text:style-name="P1">apt -y install john chkrootkit lynis &amp;&gt; /dev/null</text:p>
      <text:p text:style-name="P3"/>
      <text:p text:style-name="P5">echo "Completed setup for day 2"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7:31:51.762000000</meta:creation-date>
    <dc:date>2021-06-23T17:33:00.558000000</dc:date>
    <meta:editing-duration>PT1M9S</meta:editing-duration>
    <meta:editing-cycles>1</meta:editing-cycles>
    <meta:document-statistic meta:table-count="0" meta:image-count="0" meta:object-count="0" meta:page-count="1" meta:paragraph-count="22" meta:word-count="114" meta:character-count="809" meta:non-whitespace-character-count="708"/>
    <meta:generator>LibreOffice/7.1.3.2$Windows_X86_64 LibreOffice_project/47f78053abe362b9384784d31a6e56f8511eb1c1</meta:generator>
  </office:meta>
</office:document-meta>
</file>